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tato prodotti campagne</text:p>
          </table:table-cell>
          <table:table-cell table:style-name="ce5" table:number-columns-repeated="1023"/>
        </table:table-row>
        <table:table-row table:style-name="ro2">
          <table:table-cell table:style-name="ce2" office:value-type="string" calcext:value-type="string">
            <text:p>Filtro impostato:</text:p>
          </table:table-cell>
          <table:table-cell table:style-name="ce2" office:value-type="string" calcext:value-type="string">
            <text:p><text:a xlink:href="python://get_filter(data)" xlink:type="simple">Filter description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python://load_data(data)" xlink:type="simple">Load data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Dat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rodot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for each=&quot;(product, days) in get_cells()&quot;" xlink:type="simple">Loop on cells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product.default_code or '?'" xlink:type="simple">cod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4:23:19.15166471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3T15:16:38.096953487</dc:date>
    <dc:creator>thebrush </dc:creator>
    <meta:editing-duration>PT53M12S</meta:editing-duration>
    <meta:editing-cycles>16</meta:editing-cycles>
    <meta:document-statistic meta:table-count="1" meta:cell-count="9" meta:object-count="0"/>
  </office:meta>
</office:document-meta>
</file>